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7.571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58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/>
          <table:table-cell table:style-name="ce3" office:value-type="string">
            <text:p>Test Cases </text:p>
          </table:table-cell>
          <table:table-cell table:style-name="ce3" office:value-type="string">
            <text:p>Expected Output </text:p>
          </table:table-cell>
          <table:table-cell table:style-name="ce3" office:value-type="string">
            <text:p>Actual Output </text:p>
          </table:table-cell>
          <table:table-cell table:style-name="ce8" office:value-type="string">
            <text:p>Performed By</text:p>
          </table:table-cell>
          <table:table-cell table:style-name="ce8" office:value-type="string">
            <text:p>Result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Changes being persistent across boot-ups </text:p>
          </table:table-cell>
          <table:table-cell table:style-name="ce4" office:value-type="string">
            <text:p>The data and settings should persist when the virtual machine shuts down and starts up again </text:p>
          </table:table-cell>
          <table:table-cell table:style-name="ce4" office:value-type="string">
            <text:p>The files were saved and were checked after a restart, persistence was achieved. 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Files from guest OS being able to be accessed by host OS</text:p>
          </table:table-cell>
          <table:table-cell table:style-name="ce4" office:value-type="string">
            <text:p>The files that are stored in shared folders using vboxsf should be accessible in host OS</text:p>
          </table:table-cell>
          <table:table-cell table:style-name="ce4" office:value-type="string">
            <text:p>A host folder was shared between host OS and tiny core OS, and file sharing was possible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Disabling the user to access other applications</text:p>
          </table:table-cell>
          <table:table-cell table:style-name="ce4" office:value-type="string">
            <text:p>User should not be given access to other applications like terminal, etc</text:p>
          </table:table-cell>
          <table:table-cell table:style-name="ce4" office:value-type="string">
            <text:p>All the ways in which a user can access other applications have been disabled and the user can only use that application, either abiword or elinks.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Accessibility of network in other machines.</text:p>
          </table:table-cell>
          <table:table-cell table:style-name="ce4" office:value-type="string">
            <text:p>For network intensive application, when the vm template is migrated to other system user should be able to access internet. </text:p>
          </table:table-cell>
          <table:table-cell table:style-name="ce4" office:value-type="string">
            <text:p>For network intensive application, when the vm template is migrated to other system user is able to access internet.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2">
            <text:p>JWM Tray</text:p>
          </table:table-cell>
          <table:table-cell table:style-name="ce5" office:value-type="string">
            <text:p>After making changes to the JWM tray check without rebooting that the changes are reflected or not</text:p>
          </table:table-cell>
          <table:table-cell table:style-name="ce5" office:value-type="string">
            <text:p>JWM is disabled</text:p>
          </table:table-cell>
          <table:table-cell table:style-name="ce5" office:value-type="string">
            <text:p>Tray is disabled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2" office:value-type="string">
            <text:p>JWM Tray</text:p>
          </table:covered-table-cell>
          <table:table-cell table:style-name="ce5" office:value-type="string">
            <text:p>After making changes to the JWM tray check after rebooting that the changes are persistance</text:p>
          </table:table-cell>
          <table:table-cell table:style-name="ce5" office:value-type="string">
            <text:p>JWM Tray should be still disabled</text:p>
          </table:table-cell>
          <table:table-cell table:style-name="ce5" office:value-type="string">
            <text:p>Tray is disabled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table-cell table:style-name="ce2" table:number-columns-spanned="1" table:number-rows-spanned="2"/>
          <table:table-cell table:style-name="ce5" office:value-type="string">
            <text:p>Terminal Restriction </text:p>
          </table:table-cell>
          <table:table-cell table:style-name="ce5" office:value-type="string">
            <text:p>User is disabled from accessing the Terminal</text:p>
          </table:table-cell>
          <table:table-cell table:style-name="ce5" office:value-type="string">
            <text:p>User can't access the Terminal, as the app brower is disabled.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2"/>
          <table:table-cell table:style-name="ce5" office:value-type="string">
            <text:p>Installing, Removing and Updating of the Exixting packages</text:p>
          </table:table-cell>
          <table:table-cell table:style-name="ce5" office:value-type="string">
            <text:p>Its should not allowed</text:p>
          </table:table-cell>
          <table:table-cell table:style-name="ce5" office:value-type="string">
            <text:p>No terminal access so, No updation, deletion and addition are required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table-cell table:style-name="ce2" office:value-type="string" table:number-columns-spanned="1" table:number-rows-spanned="12">
            <text:p>AbiWord</text:p>
          </table:table-cell>
          <table:table-cell table:style-name="ce5" office:value-type="string">
            <text:p>Saving of Files in the shared folder</text:p>
          </table:table-cell>
          <table:table-cell table:style-name="ce5" office:value-type="string">
            <text:p>Once files are saved in the shared folder it can be accesed from the Host OS</text:p>
          </table:table-cell>
          <table:table-cell table:style-name="ce5" office:value-type="string">
            <text:p>The file is accessible from the host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2"/>
          <table:table-cell table:style-name="ce5" office:value-type="string">
            <text:p>Settings for the Shared Folder</text:p>
          </table:table-cell>
          <table:table-cell table:style-name="ce5" office:value-type="string">
            <text:p>In the next bootup the shared folder settings should be persistance</text:p>
          </table:table-cell>
          <table:table-cell table:style-name="ce5" office:value-type="string">
            <text:p>Shared folder settings are persistance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2"/>
          <table:table-cell table:style-name="ce4" office:value-type="string">
            <text:p>Reflection of changes in files </text:p>
          </table:table-cell>
          <table:table-cell table:style-name="ce4" office:value-type="string">
            <text:p>Changes in files in shared folders should be reflected in guest system </text:p>
          </table:table-cell>
          <table:table-cell table:style-name="ce4" office:value-type="string">
            <text:p>Changes in files in shared folders are reflected in guest system 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Output files of the AbiWord on the guest system</text:p>
          </table:table-cell>
          <table:table-cell table:style-name="ce4" office:value-type="string">
            <text:p>Should be in some comman format so that it is accessiable using some other application in Host OS</text:p>
          </table:table-cell>
          <table:table-cell table:style-name="ce4" office:value-type="string">
            <text:p>Files can be saved on .doc, <text:s/>.txt, .rtf, .html, .pdf, .mht, .awt etc all these formats are supported by multiple general purpose application.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4" office:value-type="string">
            <text:p>Cross compatibility of output files</text:p>
          </table:table-cell>
          <table:table-cell table:style-name="ce4" office:value-type="string">
            <text:p>The resultant open virtualization archive file should work when migrated to other system </text:p>
          </table:table-cell>
          <table:table-cell table:style-name="ce4" office:value-type="string">
            <text:p>The resultant open virtualization archive file works fine when migrated to other system 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5" office:value-type="string">
            <text:p>AbiWord should start without any user intervension</text:p>
          </table:table-cell>
          <table:table-cell table:style-name="ce5" office:value-type="string">
            <text:p>As soon as the system starts application should get loaded and launched for use.</text:p>
          </table:table-cell>
          <table:table-cell table:style-name="ce5" office:value-type="string">
            <text:p>Abiword is getting loaded at the start-up as the script in the .X.D getting executed at the start-up itself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2"/>
          <table:table-cell table:style-name="ce5" office:value-type="string">
            <text:p>No other application user should be able to access, except AbiWord</text:p>
          </table:table-cell>
          <table:table-cell table:style-name="ce5" office:value-type="string">
            <text:p>User is disabled from accessing the other applications</text:p>
          </table:table-cell>
          <table:table-cell table:style-name="ce5" office:value-type="string">
            <text:p>No terminal access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5" office:value-type="string">
            <text:p>Close the AbiWord </text:p>
          </table:table-cell>
          <table:table-cell table:style-name="ce5" office:value-type="string">
            <text:p>It should get started again</text:p>
          </table:table-cell>
          <table:table-cell table:style-name="ce5" office:value-type="string">
            <text:p>Its getting started again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5" office:value-type="string">
            <text:p>All the modules present should be necessary for the AbiWord any extra module should not be there.</text:p>
          </table:table-cell>
          <table:table-cell table:style-name="ce5" office:value-type="string">
            <text:p>remove a module from the <text:s/>minmal set</text:p>
          </table:table-cell>
          <table:table-cell table:style-name="ce5" office:value-type="string">
            <text:p>AbiWord should not work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5" office:value-type="string">
            <text:p>Try to access a file which is created on the host system</text:p>
          </table:table-cell>
          <table:table-cell table:style-name="ce5" office:value-type="string">
            <text:p>User should be able to access the file (only thing is that the file format should be supported by the AbiWord)</text:p>
          </table:table-cell>
          <table:table-cell table:style-name="ce5" office:value-type="string">
            <text:p>Its allowed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2"/>
          <table:table-cell table:style-name="ce5" office:value-type="string">
            <text:p>Open multiple Files</text:p>
          </table:table-cell>
          <table:table-cell table:style-name="ce5" office:value-type="string">
            <text:p>Opening of multiple file should be allowed</text:p>
          </table:table-cell>
          <table:table-cell table:style-name="ce5" office:value-type="string">
            <text:p>Its allowed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5" office:value-type="string">
            <text:p>Remove an unnecessary module</text:p>
          </table:table-cell>
          <table:table-cell table:style-name="ce5" office:value-type="string">
            <text:p>Reboot the system, the un-necessary module should not be there after the reboot</text:p>
          </table:table-cell>
          <table:table-cell table:style-name="ce5" office:value-type="string">
            <text:p>Its not there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table-cell table:style-name="ce2" office:value-type="string" table:number-columns-spanned="1" table:number-rows-spanned="8">
            <text:p>E-Links</text:p>
          </table:table-cell>
          <table:table-cell table:style-name="ce5" office:value-type="string">
            <text:p>E-Links should start without user intervension</text:p>
          </table:table-cell>
          <table:table-cell table:style-name="ce5" office:value-type="string">
            <text:p>start the system and E-links should get launched</text:p>
          </table:table-cell>
          <table:table-cell table:style-name="ce5"/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2"/>
          <table:table-cell table:style-name="ce5" office:value-type="string">
            <text:p>Change the proxy settings</text:p>
          </table:table-cell>
          <table:table-cell table:style-name="ce5" office:value-type="string">
            <text:p>User should be able to change the proxy settings</text:p>
          </table:table-cell>
          <table:table-cell table:style-name="ce5" office:value-type="string">
            <text:p>User can change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2"/>
          <table:table-cell table:style-name="ce5" office:value-type="string">
            <text:p>Reboot the stytem and check that the proxy settings </text:p>
          </table:table-cell>
          <table:table-cell table:style-name="ce5" office:value-type="string">
            <text:p>Should be persistance</text:p>
          </table:table-cell>
          <table:table-cell table:style-name="ce5" office:value-type="string">
            <text:p>Even after the reboot of the system, all the proxy settings are persisytance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5" office:value-type="string">
            <text:p>Close the Elinks application</text:p>
          </table:table-cell>
          <table:table-cell table:style-name="ce5" office:value-type="string">
            <text:p>It should get started again</text:p>
          </table:table-cell>
          <table:table-cell table:style-name="ce5" office:value-type="string">
            <text:p>Its getting started again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2"/>
          <table:table-cell table:style-name="ce5" office:value-type="string">
            <text:p>No other application user should be able to access, except E-Links</text:p>
          </table:table-cell>
          <table:table-cell table:style-name="ce5" office:value-type="string">
            <text:p>User should not be given access to other applications like terminal, etc</text:p>
          </table:table-cell>
          <table:table-cell table:style-name="ce5" office:value-type="string">
            <text:p>No terminal access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4">
          <table:covered-table-cell table:style-name="ce2"/>
          <table:table-cell table:style-name="ce5" office:value-type="string">
            <text:p>Enter an http address</text:p>
          </table:table-cell>
          <table:table-cell table:style-name="ce5" office:value-type="string">
            <text:p>The requested webpage should get loaded</text:p>
          </table:table-cell>
          <table:table-cell table:style-name="ce5" office:value-type="string">
            <text:p>It is getting loaded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5" office:value-type="string">
            <text:p>All the modules present should be necessary for the E-links any extra module should not be there.</text:p>
          </table:table-cell>
          <table:table-cell table:style-name="ce5" office:value-type="string">
            <text:p>remove a module from the <text:s/>minmal set</text:p>
          </table:table-cell>
          <table:table-cell table:style-name="ce5" office:value-type="string">
            <text:p>E-Links should not work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2"/>
          <table:table-cell table:style-name="ce5" office:value-type="string">
            <text:p>Remove an unnecessary module</text:p>
          </table:table-cell>
          <table:table-cell table:style-name="ce5" office:value-type="string">
            <text:p>Reboot the system, the un-necessary module should not be there after the reboot</text:p>
          </table:table-cell>
          <table:table-cell table:style-name="ce5" office:value-type="string">
            <text:p>Its not there</text:p>
          </table:table-cell>
          <table:table-cell table:style-name="ce9"/>
          <table:table-cell table:style-name="ce10" office:value-type="string">
            <text:p>Pass</text:p>
          </table:table-cell>
          <table:table-cell table:number-columns-repeated="1018"/>
        </table:table-row>
        <table:table-row table:style-name="ro5" table:number-rows-repeated="16">
          <table:table-cell table:style-name="ce2"/>
          <table:table-cell table:style-name="ce5" table:number-columns-repeated="3"/>
          <table:table-cell table:style-name="ce9"/>
          <table:table-cell table:number-columns-repeated="1019"/>
        </table:table-row>
        <table:table-row table:style-name="ro5" table:number-rows-repeated="47">
          <table:table-cell table:style-name="ce2"/>
          <table:table-cell table:style-name="ce6" table:number-columns-repeated="3"/>
          <table:table-cell table:style-name="ce7"/>
          <table:table-cell table:number-columns-repeated="1019"/>
        </table:table-row>
        <table:table-row table:style-name="ro5" table:number-rows-repeated="95">
          <table:table-cell/>
          <table:table-cell table:style-name="ce7" table:number-columns-repeated="4"/>
          <table:table-cell table:number-columns-repeated="1019"/>
        </table:table-row>
        <table:table-row table:style-name="ro5" table:number-rows-repeated="104838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kris </meta:initial-creator>
    <meta:creation-date>2013-04-22T16:22:54</meta:creation-date>
    <dc:date>2013-04-22T18:34:29</dc:date>
    <dc:creator>svkris </dc:creator>
    <meta:editing-duration>PT1H56M24S</meta:editing-duration>
    <meta:editing-cycles>4</meta:editing-cycles>
    <meta:generator>LibreOffice/3.5$Linux_x86 LibreOffice_project/350m1$Build-2</meta:generator>
    <meta:document-statistic meta:table-count="3" meta:cell-count="120" meta:object-count="0"/>
  </office:meta>
</office:document-meta>
</file>